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6F000004FD5DFE1D53763184C4.png" manifest:media-type="image/png"/>
  <manifest:file-entry manifest:full-path="Pictures/10000000000003B8000004FD78664761EF668C8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.265cm" svg:y="0.24cm" svg:width="17cm" svg:height="22.804cm" draw:z-index="0"><draw:image xlink:href="Pictures/10000000000003B8000004FD78664761EF668C8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2" text:anchor-type="char" svg:width="17cm" svg:height="24.696cm" draw:z-index="1"><draw:image xlink:href="Pictures/100000000000036F000004FD5DFE1D53763184C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23:37:55.786628021</meta:creation-date>
    <dc:date>2023-11-27T23:39:34.259298250</dc:date>
    <meta:editing-duration>PT1M39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7.5.8.2$Linux_X86_64 LibreOffice_project/50$Build-2</meta:generator>
  </office:meta>
</office:document-meta>
</file>